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a453" officeooo:paragraph-rsid="0001a453"/>
    </style:style>
    <style:style style:name="P2" style:family="paragraph" style:parent-style-name="Text_20_body">
      <style:text-properties style:font-name="Bitstream Charter" fo:font-size="22pt" style:font-size-asian="22pt" style:font-size-complex="22pt"/>
    </style:style>
    <style:style style:name="P3" style:family="paragraph" style:parent-style-name="Title">
      <style:text-properties style:font-name="Bitstream Charter"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(DAY 1)</text:p>
      <text:p text:style-name="P2"/>
      <text:p text:style-name="P1">1. <text:s/><text:span text:style-name="T1">create table fb_author (name varchar(20), gender varchar(10) check (gender= 'Male' or gender= 'Female') NOT NULL, city varchar(20), country varchar(20) NOT NULL, age int check(age between 16 and 105), id int primary key);</text:span></text:p>
      <text:p text:style-name="P1"/>
      <text:p text:style-name="P1"/>
      <text:p text:style-name="P1"><text:span text:style-name="T1">2. <text:s/>create fb_post (text varchar(80), id primary key, type varchar(20) check (type= 'picture' or type= 'video' or type= 'status'), author int references fb_author(id));</text:span></text:p>
      <text:p text:style-name="P1"/>
      <text:p text:style-name="P1"/>
      <text:p text:style-name="P1"><text:span text:style-name="T1">3. <text:s/>create fb_comment (text varchar(80), id primary key, post int references fb_post(id), type varchar(20) check (type= 'picture' or type= 'video' or type= 'status'), author int references fb_author(id))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3:01:34.345113859</meta:creation-date>
    <dc:date>2014-09-07T13:16:19.446802378</dc:date>
    <meta:editing-duration>P0D</meta:editing-duration>
    <meta:editing-cycles>1</meta:editing-cycles>
    <meta:document-statistic meta:table-count="0" meta:image-count="0" meta:object-count="0" meta:page-count="1" meta:paragraph-count="4" meta:word-count="85" meta:character-count="614" meta:non-whitespace-character-count="530"/>
    <meta:generator>LibreOffice/4.2.4.2$Linux_X86_64 LibreOffice_project/420m0$Build-2</meta:generator>
  </office:meta>
</office:document-meta>
</file>